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achlieli CLM1" svg:font-family="'Nachlieli CLM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DejaVu Sans Mono" fo:font-size="11.3000001907349pt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3" style:family="paragraph" style:parent-style-name="Standard">
      <style:text-properties officeooo:rsid="000e288d" officeooo:paragraph-rsid="000e288d"/>
    </style:style>
    <style:style style:name="P4" style:family="paragraph" style:parent-style-name="Standard">
      <style:text-properties fo:color="#a9b7c6" style:font-name="DejaVu Sans Mono" fo:font-size="11.3000001907349pt" officeooo:rsid="000c34ab" officeooo:paragraph-rsid="000c34ab"/>
    </style:style>
    <style:style style:name="P5" style:family="paragraph" style:parent-style-name="Standard">
      <style:text-properties officeooo:rsid="000c34ab" officeooo:paragraph-rsid="000c34ab"/>
    </style:style>
    <style:style style:name="P6" style:family="paragraph" style:parent-style-name="Standard">
      <style:text-properties officeooo:rsid="0010254f" officeooo:paragraph-rsid="0010254f"/>
    </style:style>
    <style:style style:name="T1" style:family="text">
      <style:text-properties fo:color="#6897bb"/>
    </style:style>
    <style:style style:name="T2" style:family="text">
      <style:text-properties fo:color="#808080"/>
    </style:style>
    <style:style style:name="T3" style:family="text">
      <style:text-properties officeooo:rsid="000e2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<text:span text:style-name="T3">xample</text:span>:</text:p>
      <text:p text:style-name="P4"/>
      <text:p text:style-name="P1">NUM_SOL = <text:span text:style-name="T1">100</text:span></text:p>
      <text:p text:style-name="P1">NUM_REPLICATIONS = <text:span text:style-name="T1">0.1 </text:span>* NUM_SOL <text:s/><text:span text:style-name="T2"># number of replications</text:span></text:p>
      <text:p text:style-name="P1">NUM_ELITISM = <text:span text:style-name="T1">0.01 </text:span>* NUM_SOL <text:s/><text:span text:style-name="T2"># number of best solutions to take</text:span></text:p>
      <text:p text:style-name="P1">MUTATION_RATE = <text:span text:style-name="T1">0.2</text:span></text:p>
      <text:p text:style-name="P1">MAX_STAGNATION = <text:span text:style-name="T1">1000 <text:s/></text:span><text:span text:style-name="T2"># max number of generations with the same max solution</text:span></text:p>
      <text:p text:style-name="P2">FITTEST_VS_WEAKEST = <text:span text:style-name="T1">0.85</text:span></text:p>
      <text:p text:style-name="P6">/home/idan/Desktop/anaconda/Anaconda2/envs/env3.6/bin/python3.6 /home/idan/Desktop/studies/computational_biology/ex2/sudoku_solver.py</text:p>
      <text:p text:style-name="P6">7 0 5 0 8 0 0 0 0</text:p>
      <text:p text:style-name="P6">0 0 0 2 0 0 0 7 0</text:p>
      <text:p text:style-name="P6">0 3 0 0 1 0 5 0 0</text:p>
      <text:p text:style-name="P6">1 0 2 6 0 9 3 0 0</text:p>
      <text:p text:style-name="P6">0 8 0 0 0 0 0 4 0</text:p>
      <text:p text:style-name="P6">0 0 6 7 0 8 1 0 5</text:p>
      <text:p text:style-name="P6">0 0 4 0 6 0 0 2 0</text:p>
      <text:p text:style-name="P6">0 7 0 0 0 5 0 0 0</text:p>
      <text:p text:style-name="P6">0 0 0 0 7 0 9 0 1</text:p>
      <text:p text:style-name="P6">19-04-15 20:34:19<text:tab/>breed: 0<text:tab/>generation: 0<text:tab/><text:tab/>mean fitness: 9.11<text:tab/>min fitness: 9.0<text:tab/>max fitness: 10.0</text:p>
      <text:p text:style-name="P6">19-04-15 20:34:38<text:tab/>breed: 0<text:tab/>generation: 100<text:tab/><text:tab/>mean fitness: 15.14<text:tab/>min fitness: 13.0<text:tab/>max fitness: 16.0</text:p>
      <text:p text:style-name="P6">19-04-15 20:34:57<text:tab/>breed: 0<text:tab/>generation: 200<text:tab/><text:tab/>mean fitness: 18.45<text:tab/>min fitness: 16.0<text:tab/>max fitness: 19.0</text:p>
      <text:p text:style-name="P6">19-04-15 20:35:17<text:tab/>breed: 0<text:tab/>generation: 300<text:tab/><text:tab/>mean fitness: 18.95<text:tab/>min fitness: 15.0<text:tab/>max fitness: 20.0</text:p>
      <text:p text:style-name="P6">19-04-15 20:35:36<text:tab/>breed: 0<text:tab/>generation: 400<text:tab/><text:tab/>mean fitness: 19.97<text:tab/>min fitness: 15.0<text:tab/>max fitness: 21.0</text:p>
      <text:p text:style-name="P6">19-04-15 20:35:55<text:tab/>breed: 0<text:tab/>generation: 500<text:tab/><text:tab/>mean fitness: 19.71<text:tab/>min fitness: 15.0<text:tab/>max fitness: 21.0</text:p>
      <text:p text:style-name="P6">19-04-15 20:36:15<text:tab/>breed: 0<text:tab/>generation: 600<text:tab/><text:tab/>mean fitness: 19.79<text:tab/>min fitness: 16.0<text:tab/>max fitness: 21.0</text:p>
      <text:p text:style-name="P6">19-04-15 20:36:34<text:tab/>breed: 0<text:tab/>generation: 700<text:tab/><text:tab/>mean fitness: 20.11<text:tab/>min fitness: 15.0<text:tab/>max fitness: 21.0</text:p>
      <text:p text:style-name="P6">19-04-15 20:36:53<text:tab/>breed: 0<text:tab/>generation: 800<text:tab/><text:tab/>mean fitness: 19.94<text:tab/>min fitness: 15.0<text:tab/>max fitness: 21.0</text:p>
      <text:p text:style-name="P6">19-04-15 20:37:12<text:tab/>breed: 0<text:tab/>generation: 900<text:tab/><text:tab/>mean fitness: 20.01<text:tab/>min fitness: 15.0<text:tab/>max fitness: 21.0</text:p>
      <text:p text:style-name="P6">19-04-15 20:37:31<text:tab/>breed: 0<text:tab/>generation: 1000<text:tab/><text:tab/>mean fitness: 20.39<text:tab/>min fitness: 17.0<text:tab/>max fitness: 21.0</text:p>
      <text:p text:style-name="P6">19-04-15 20:37:51<text:tab/>breed: 0<text:tab/>generation: 1100<text:tab/><text:tab/>mean fitness: 19.75<text:tab/>min fitness: 15.0<text:tab/>max fitness: 21.0</text:p>
      <text:p text:style-name="P6">19-04-15 20:38:10<text:tab/>breed: 0<text:tab/>generation: 1200<text:tab/><text:tab/>mean fitness: 20.22<text:tab/>min fitness: 15.0<text:tab/>max fitness: 21.0</text:p>
      <text:p text:style-name="P6">19-04-15 20:38:29<text:tab/>breed: 0<text:tab/>generation: 1300<text:tab/><text:tab/>mean fitness: 20.21<text:tab/>min fitness: 15.0<text:tab/>max fitness: 21.0</text:p>
      <text:p text:style-name="P6"><text:soft-page-break/>19-04-15 20:38:48<text:tab/>breed: 1<text:tab/>generation: 1400<text:tab/><text:tab/>mean fitness: 12.58<text:tab/>min fitness: 10.0<text:tab/>max fitness: 13.0</text:p>
      <text:p text:style-name="P6">19-04-15 20:39:07<text:tab/>breed: 1<text:tab/>generation: 1500<text:tab/><text:tab/>mean fitness: 16.4<text:tab/>min fitness: 13.0<text:tab/>max fitness: 17.0</text:p>
      <text:p text:style-name="P6">19-04-15 20:39:25<text:tab/>breed: 1<text:tab/>generation: 1600<text:tab/><text:tab/>mean fitness: 16.36<text:tab/>min fitness: 13.0<text:tab/>max fitness: 17.0</text:p>
      <text:p text:style-name="P6">19-04-15 20:39:44<text:tab/>breed: 1<text:tab/>generation: 1700<text:tab/><text:tab/>mean fitness: 16.57<text:tab/>min fitness: 13.0<text:tab/>max fitness: 17.0</text:p>
      <text:p text:style-name="P6">19-04-15 20:40:03<text:tab/>breed: 1<text:tab/>generation: 1800<text:tab/><text:tab/>mean fitness: 16.52<text:tab/>min fitness: 13.0<text:tab/>max fitness: 17.0</text:p>
      <text:p text:style-name="P6">19-04-15 20:40:22<text:tab/>breed: 1<text:tab/>generation: 1900<text:tab/><text:tab/>mean fitness: 16.46<text:tab/>min fitness: 13.0<text:tab/>max fitness: 17.0</text:p>
      <text:p text:style-name="P6">19-04-15 20:40:41<text:tab/>breed: 1<text:tab/>generation: 2000<text:tab/><text:tab/>mean fitness: 16.4<text:tab/>min fitness: 13.0<text:tab/>max fitness: 17.0</text:p>
      <text:p text:style-name="P6">19-04-15 20:40:59<text:tab/>breed: 1<text:tab/>generation: 2100<text:tab/><text:tab/>mean fitness: 16.6<text:tab/>min fitness: 14.0<text:tab/>max fitness: 17.0</text:p>
      <text:p text:style-name="P6">19-04-15 20:41:18<text:tab/>breed: 1<text:tab/>generation: 2200<text:tab/><text:tab/>mean fitness: 16.43<text:tab/>min fitness: 12.0<text:tab/>max fitness: 17.0</text:p>
      <text:p text:style-name="P6">19-04-15 20:41:37<text:tab/>breed: 1<text:tab/>generation: 2300<text:tab/><text:tab/>mean fitness: 16.55<text:tab/>min fitness: 13.0<text:tab/>max fitness: 17.0</text:p>
      <text:p text:style-name="P6">19-04-15 20:41:56<text:tab/>breed: 1<text:tab/>generation: 2400<text:tab/><text:tab/>mean fitness: 16.37<text:tab/>min fitness: 12.0<text:tab/>max fitness: 17.0</text:p>
      <text:p text:style-name="P6">19-04-15 20:42:15<text:tab/>breed: 2<text:tab/>generation: 2500<text:tab/><text:tab/>mean fitness: 12.66<text:tab/>min fitness: 10.0<text:tab/>max fitness: 14.0</text:p>
      <text:p text:style-name="P6">19-04-15 20:42:33<text:tab/>breed: 2<text:tab/>generation: 2600<text:tab/><text:tab/>mean fitness: 14.49<text:tab/>min fitness: 11.0<text:tab/>max fitness: 16.0</text:p>
      <text:p text:style-name="P6">19-04-15 20:42:52<text:tab/>breed: 2<text:tab/>generation: 2700<text:tab/><text:tab/>mean fitness: 16.03<text:tab/>min fitness: 12.0<text:tab/>max fitness: 17.0</text:p>
      <text:p text:style-name="P6">19-04-15 20:43:11<text:tab/>breed: 2<text:tab/>generation: 2800<text:tab/><text:tab/>mean fitness: 16.39<text:tab/>min fitness: 14.0<text:tab/>max fitness: 17.0</text:p>
      <text:p text:style-name="P6">19-04-15 20:43:30<text:tab/>breed: 2<text:tab/>generation: 2900<text:tab/><text:tab/>mean fitness: 16.44<text:tab/>min fitness: 13.0<text:tab/>max fitness: 17.0</text:p>
      <text:p text:style-name="P6">19-04-15 20:43:49<text:tab/>breed: 2<text:tab/>generation: 3000<text:tab/><text:tab/>mean fitness: 16.3<text:tab/>min fitness: 11.0<text:tab/>max fitness: 17.0</text:p>
      <text:p text:style-name="P6">19-04-15 20:44:08<text:tab/>breed: 2<text:tab/>generation: 3100<text:tab/><text:tab/>mean fitness: 16.1<text:tab/>min fitness: 13.0<text:tab/>max fitness: 17.0</text:p>
      <text:p text:style-name="P6">19-04-15 20:44:27<text:tab/>breed: 2<text:tab/>generation: 3200<text:tab/><text:tab/>mean fitness: 16.44<text:tab/>min fitness: 12.0<text:tab/>max fitness: 17.0</text:p>
      <text:p text:style-name="P6">19-04-15 20:44:46<text:tab/>breed: 2<text:tab/>generation: 3300<text:tab/><text:tab/>mean fitness: 16.45<text:tab/>min fitness: 13.0<text:tab/>max fitness: 17.0</text:p>
      <text:p text:style-name="P6">19-04-15 20:45:05<text:tab/>breed: 2<text:tab/>generation: 3400<text:tab/><text:tab/>mean fitness: 17.41<text:tab/>min fitness: 14.0<text:tab/>max fitness: 18.0</text:p>
      <text:p text:style-name="P6">19-04-15 20:45:24<text:tab/>breed: 2<text:tab/>generation: 3500<text:tab/><text:tab/>mean fitness: 17.22<text:tab/>min fitness: 13.0<text:tab/>max fitness: 18.0</text:p>
      <text:p text:style-name="P6">19-04-15 20:45:43<text:tab/>breed: 2<text:tab/>generation: 3600<text:tab/><text:tab/>mean fitness: 17.46<text:tab/>min fitness: 13.0<text:tab/>max fitness: 18.0</text:p>
      <text:p text:style-name="P6">19-04-15 20:46:02<text:tab/>breed: 2<text:tab/>generation: 3700<text:tab/><text:tab/>mean fitness: 17.39<text:tab/>min fitness: 14.0<text:tab/>max fitness: 18.0</text:p>
      <text:p text:style-name="P6"><text:soft-page-break/>19-04-15 20:46:21<text:tab/>breed: 2<text:tab/>generation: 3800<text:tab/><text:tab/>mean fitness: 16.83<text:tab/>min fitness: 12.0<text:tab/>max fitness: 18.0</text:p>
      <text:p text:style-name="P6">19-04-15 20:46:40<text:tab/>breed: 2<text:tab/>generation: 3900<text:tab/><text:tab/>mean fitness: 17.21<text:tab/>min fitness: 13.0<text:tab/>max fitness: 18.0</text:p>
      <text:p text:style-name="P6">19-04-15 20:46:59<text:tab/>breed: 2<text:tab/>generation: 4000<text:tab/><text:tab/>mean fitness: 17.24<text:tab/>min fitness: 13.0<text:tab/>max fitness: 18.0</text:p>
      <text:p text:style-name="P6">19-04-15 20:47:18<text:tab/>breed: 2<text:tab/>generation: 4100<text:tab/><text:tab/>mean fitness: 17.28<text:tab/>min fitness: 13.0<text:tab/>max fitness: 18.0</text:p>
      <text:p text:style-name="P6">19-04-15 20:47:37<text:tab/>breed: 2<text:tab/>generation: 4200<text:tab/><text:tab/>mean fitness: 16.99<text:tab/>min fitness: 11.0<text:tab/>max fitness: 18.0</text:p>
      <text:p text:style-name="P6">19-04-15 20:47:56<text:tab/>breed: 2<text:tab/>generation: 4300<text:tab/><text:tab/>mean fitness: 17.34<text:tab/>min fitness: 13.0<text:tab/>max fitness: 18.0</text:p>
      <text:p text:style-name="P6">19-04-15 20:48:15<text:tab/>breed: 3<text:tab/>generation: 4400<text:tab/><text:tab/>mean fitness: 13.67<text:tab/>min fitness: 11.0<text:tab/>max fitness: 14.0</text:p>
      <text:p text:style-name="P6">19-04-15 20:48:33<text:tab/>breed: 3<text:tab/>generation: 4500<text:tab/><text:tab/>mean fitness: 16.01<text:tab/>min fitness: 12.0<text:tab/>max fitness: 17.0</text:p>
      <text:p text:style-name="P6">19-04-15 20:48:52<text:tab/>breed: 3<text:tab/>generation: 4600<text:tab/><text:tab/>mean fitness: 16.26<text:tab/>min fitness: 14.0<text:tab/>max fitness: 17.0</text:p>
      <text:p text:style-name="P6">19-04-15 20:49:11<text:tab/>breed: 3<text:tab/>generation: 4700<text:tab/><text:tab/>mean fitness: 19.25<text:tab/>min fitness: 16.0<text:tab/>max fitness: 20.0</text:p>
      <text:p text:style-name="P6">19-04-15 20:49:30<text:tab/>breed: 3<text:tab/>generation: 4800<text:tab/><text:tab/>mean fitness: 19.11<text:tab/>min fitness: 14.0<text:tab/>max fitness: 20.0</text:p>
      <text:p text:style-name="P6">19-04-15 20:49:49<text:tab/>breed: 3<text:tab/>generation: 4900<text:tab/><text:tab/>mean fitness: 20.24<text:tab/>min fitness: 14.0<text:tab/>max fitness: 21.0</text:p>
      <text:p text:style-name="P6">19-04-15 20:50:08<text:tab/>breed: 3<text:tab/>generation: 5000<text:tab/><text:tab/>mean fitness: 20.35<text:tab/>min fitness: 16.0<text:tab/>max fitness: 21.0</text:p>
      <text:p text:style-name="P6">19-04-15 20:50:28<text:tab/>breed: 3<text:tab/>generation: 5100<text:tab/><text:tab/>mean fitness: 19.92<text:tab/>min fitness: 16.0<text:tab/>max fitness: 21.0</text:p>
      <text:p text:style-name="P6">19-04-15 20:50:47<text:tab/>breed: 3<text:tab/>generation: 5200<text:tab/><text:tab/>mean fitness: 20.12<text:tab/>min fitness: 14.0<text:tab/>max fitness: 21.0</text:p>
      <text:p text:style-name="P6">19-04-15 20:51:06<text:tab/>breed: 3<text:tab/>generation: 5300<text:tab/><text:tab/>mean fitness: 20.01<text:tab/>min fitness: 11.0<text:tab/>max fitness: 21.0</text:p>
      <text:p text:style-name="P6">19-04-15 20:51:25<text:tab/>breed: 3<text:tab/>generation: 5400<text:tab/><text:tab/>mean fitness: 19.98<text:tab/>min fitness: 16.0<text:tab/>max fitness: 21.0</text:p>
      <text:p text:style-name="P6">19-04-15 20:51:44<text:tab/>breed: 3<text:tab/>generation: 5500<text:tab/><text:tab/>mean fitness: 20.23<text:tab/>min fitness: 15.0<text:tab/>max fitness: 21.0</text:p>
      <text:p text:style-name="P6">19-04-15 20:52:03<text:tab/>breed: 3<text:tab/>generation: 5600<text:tab/><text:tab/>mean fitness: 20.11<text:tab/>min fitness: 13.0<text:tab/>max fitness: 21.0</text:p>
      <text:p text:style-name="P6">19-04-15 20:52:22<text:tab/>breed: 3<text:tab/>generation: 5700<text:tab/><text:tab/>mean fitness: 20.32<text:tab/>min fitness: 17.0<text:tab/>max fitness: 21.0</text:p>
      <text:p text:style-name="P6">19-04-15 20:52:41<text:tab/>breed: 3<text:tab/>generation: 5800<text:tab/><text:tab/>mean fitness: 19.98<text:tab/>min fitness: 16.0<text:tab/>max fitness: 21.0</text:p>
      <text:p text:style-name="P6">19-04-15 20:53:00<text:tab/>breed: 4<text:tab/>generation: 5900<text:tab/><text:tab/>mean fitness: 14.19<text:tab/>min fitness: 11.0<text:tab/>max fitness: 15.0</text:p>
      <text:p text:style-name="P6">19-04-15 20:53:18<text:tab/>breed: 4<text:tab/>generation: 6000<text:tab/><text:tab/>mean fitness: 14.26<text:tab/>min fitness: 11.0<text:tab/>max fitness: 15.0</text:p>
      <text:p text:style-name="P6">19-04-15 20:53:37<text:tab/>breed: 4<text:tab/>generation: 6100<text:tab/><text:tab/>mean fitness: 14.62<text:tab/>min fitness: 12.0<text:tab/>max fitness: 15.0</text:p>
      <text:p text:style-name="P6"><text:soft-page-break/>19-04-15 20:53:56<text:tab/>breed: 4<text:tab/>generation: 6200<text:tab/><text:tab/>mean fitness: 14.57<text:tab/>min fitness: 12.0<text:tab/>max fitness: 15.0</text:p>
      <text:p text:style-name="P6">19-04-15 20:54:15<text:tab/>breed: 4<text:tab/>generation: 6300<text:tab/><text:tab/>mean fitness: 16.32<text:tab/>min fitness: 11.0<text:tab/>max fitness: 17.0</text:p>
      <text:p text:style-name="P6">19-04-15 20:54:33<text:tab/>breed: 4<text:tab/>generation: 6400<text:tab/><text:tab/>mean fitness: 16.51<text:tab/>min fitness: 13.0<text:tab/>max fitness: 17.0</text:p>
      <text:p text:style-name="P6">19-04-15 20:54:52<text:tab/>breed: 4<text:tab/>generation: 6500<text:tab/><text:tab/>mean fitness: 16.34<text:tab/>min fitness: 12.0<text:tab/>max fitness: 17.0</text:p>
      <text:p text:style-name="P6">19-04-15 20:55:11<text:tab/>breed: 4<text:tab/>generation: 6600<text:tab/><text:tab/>mean fitness: 16.6<text:tab/>min fitness: 13.0<text:tab/>max fitness: 17.0</text:p>
      <text:p text:style-name="P6">19-04-15 20:55:30<text:tab/>breed: 4<text:tab/>generation: 6700<text:tab/><text:tab/>mean fitness: 17.5<text:tab/>min fitness: 15.0<text:tab/>max fitness: 18.0</text:p>
      <text:p text:style-name="P6">19-04-15 20:55:49<text:tab/>breed: 4<text:tab/>generation: 6800<text:tab/><text:tab/>mean fitness: 18.25<text:tab/>min fitness: 14.0<text:tab/>max fitness: 19.0</text:p>
      <text:p text:style-name="P6">19-04-15 20:56:08<text:tab/>breed: 4<text:tab/>generation: 6900<text:tab/><text:tab/>mean fitness: 17.74<text:tab/>min fitness: 13.0<text:tab/>max fitness: 19.0</text:p>
      <text:p text:style-name="P6">19-04-15 20:56:27<text:tab/>breed: 4<text:tab/>generation: 7000<text:tab/><text:tab/>mean fitness: 18.09<text:tab/>min fitness: 12.0<text:tab/>max fitness: 19.0</text:p>
      <text:p text:style-name="P6">19-04-15 20:56:46<text:tab/>breed: 4<text:tab/>generation: 7100<text:tab/><text:tab/>mean fitness: 18.06<text:tab/>min fitness: 13.0<text:tab/>max fitness: 19.0</text:p>
      <text:p text:style-name="P6">19-04-15 20:57:05<text:tab/>breed: 4<text:tab/>generation: 7200<text:tab/><text:tab/>mean fitness: 18.3<text:tab/>min fitness: 13.0<text:tab/>max fitness: 19.0</text:p>
      <text:p text:style-name="P6">19-04-15 20:57:24<text:tab/>breed: 4<text:tab/>generation: 7300<text:tab/><text:tab/>mean fitness: 18.37<text:tab/>min fitness: 15.0<text:tab/>max fitness: 19.0</text:p>
      <text:p text:style-name="P6">19-04-15 20:57:43<text:tab/>breed: 4<text:tab/>generation: 7400<text:tab/><text:tab/>mean fitness: 18.32<text:tab/>min fitness: 15.0<text:tab/>max fitness: 19.0</text:p>
      <text:p text:style-name="P6">19-04-15 20:58:02<text:tab/>breed: 4<text:tab/>generation: 7500<text:tab/><text:tab/>mean fitness: 18.26<text:tab/>min fitness: 14.0<text:tab/>max fitness: 19.0</text:p>
      <text:p text:style-name="P6">19-04-15 20:58:21<text:tab/>breed: 4<text:tab/>generation: 7600<text:tab/><text:tab/>mean fitness: 18.48<text:tab/>min fitness: 15.0<text:tab/>max fitness: 19.0</text:p>
      <text:p text:style-name="P6">19-04-15 20:58:40<text:tab/>breed: 4<text:tab/>generation: 7700<text:tab/><text:tab/>mean fitness: 18.25<text:tab/>min fitness: 14.0<text:tab/>max fitness: 19.0</text:p>
      <text:p text:style-name="P6">19-04-15 20:58:58<text:tab/>breed: 5<text:tab/>generation: 7800<text:tab/><text:tab/>mean fitness: 12.67<text:tab/>min fitness: 11.0<text:tab/>max fitness: 13.0</text:p>
      <text:p text:style-name="P6">19-04-15 20:59:17<text:tab/>breed: 5<text:tab/>generation: 7900<text:tab/><text:tab/>mean fitness: 13.07<text:tab/>min fitness: 11.0<text:tab/>max fitness: 15.0</text:p>
      <text:p text:style-name="P6">19-04-15 20:59:35<text:tab/>breed: 5<text:tab/>generation: 8000<text:tab/><text:tab/>mean fitness: 17.38<text:tab/>min fitness: 13.0<text:tab/>max fitness: 18.0</text:p>
      <text:p text:style-name="P6">19-04-15 20:59:54<text:tab/>breed: 5<text:tab/>generation: 8100<text:tab/><text:tab/>mean fitness: 19.05<text:tab/>min fitness: 14.0<text:tab/>max fitness: 20.0</text:p>
      <text:p text:style-name="P6">19-04-15 21:00:13<text:tab/>breed: 5<text:tab/>generation: 8200<text:tab/><text:tab/>mean fitness: 19.3<text:tab/>min fitness: 12.0<text:tab/>max fitness: 20.0</text:p>
      <text:p text:style-name="P6">19-04-15 21:00:32<text:tab/>breed: 5<text:tab/>generation: 8300<text:tab/><text:tab/>mean fitness: 21.29<text:tab/>min fitness: 19.0<text:tab/>max fitness: 22.0</text:p>
      <text:p text:style-name="P6">19-04-15 21:00:51<text:tab/>breed: 5<text:tab/>generation: 8400<text:tab/><text:tab/>mean fitness: 20.86<text:tab/>min fitness: 15.0<text:tab/>max fitness: 22.0</text:p>
      <text:p text:style-name="P6">19-04-15 21:01:10<text:tab/>breed: 5<text:tab/>generation: 8500<text:tab/><text:tab/>mean fitness: 21.3<text:tab/>min fitness: 16.0<text:tab/>max fitness: 22.0</text:p>
      <text:p text:style-name="P6"><text:soft-page-break/>19-04-15 21:01:29<text:tab/>breed: 5<text:tab/>generation: 8600<text:tab/><text:tab/>mean fitness: 21.14<text:tab/>min fitness: 16.0<text:tab/>max fitness: 22.0</text:p>
      <text:p text:style-name="P6">19-04-15 21:01:49<text:tab/>breed: 5<text:tab/>generation: 8700<text:tab/><text:tab/>mean fitness: 21.24<text:tab/>min fitness: 17.0<text:tab/>max fitness: 22.0</text:p>
      <text:p text:style-name="P6">19-04-15 21:02:10<text:tab/>breed: 5<text:tab/>generation: 8800<text:tab/><text:tab/>mean fitness: 21.05<text:tab/>min fitness: 14.0<text:tab/>max fitness: 22.0</text:p>
      <text:p text:style-name="P6">19-04-15 21:02:29<text:tab/>breed: 5<text:tab/>generation: 8900<text:tab/><text:tab/>mean fitness: 21.39<text:tab/>min fitness: 16.0<text:tab/>max fitness: 22.0</text:p>
      <text:p text:style-name="P6">19-04-15 21:02:48<text:tab/>breed: 5<text:tab/>generation: 9000<text:tab/><text:tab/>mean fitness: 20.89<text:tab/>min fitness: 15.0<text:tab/>max fitness: 22.0</text:p>
      <text:p text:style-name="P6">19-04-15 21:03:07<text:tab/>breed: 5<text:tab/>generation: 9100<text:tab/><text:tab/>mean fitness: 21.15<text:tab/>min fitness: 17.0<text:tab/>max fitness: 22.0</text:p>
      <text:p text:style-name="P6">19-04-15 21:03:26<text:tab/>breed: 5<text:tab/>generation: 9200<text:tab/><text:tab/>mean fitness: 20.87<text:tab/>min fitness: 15.0<text:tab/>max fitness: 22.0</text:p>
      <text:p text:style-name="P6">19-04-15 21:03:45<text:tab/>breed: 5<text:tab/>generation: 9300<text:tab/><text:tab/>mean fitness: 22.28<text:tab/>min fitness: 19.0<text:tab/>max fitness: 23.0</text:p>
      <text:p text:style-name="P6">19-04-15 21:04:05<text:tab/>breed: 5<text:tab/>generation: 9400<text:tab/><text:tab/>mean fitness: 21.77<text:tab/>min fitness: 16.0<text:tab/>max fitness: 23.0</text:p>
      <text:p text:style-name="P6">19-04-15 21:04:24<text:tab/>breed: 5<text:tab/>generation: 9500<text:tab/><text:tab/>mean fitness: 22.09<text:tab/>min fitness: 17.0<text:tab/>max fitness: 23.0</text:p>
      <text:p text:style-name="P6">19-04-15 21:04:43<text:tab/>breed: 5<text:tab/>generation: 9600<text:tab/><text:tab/>mean fitness: 21.71<text:tab/>min fitness: 16.0<text:tab/>max fitness: 23.0</text:p>
      <text:p text:style-name="P6">19-04-15 21:05:02<text:tab/>breed: 5<text:tab/>generation: 9700<text:tab/><text:tab/>mean fitness: 22.18<text:tab/>min fitness: 17.0<text:tab/>max fitness: 23.0</text:p>
      <text:p text:style-name="P6">19-04-15 21:05:21<text:tab/>breed: 5<text:tab/>generation: 9800<text:tab/><text:tab/>mean fitness: 21.92<text:tab/>min fitness: 18.0<text:tab/>max fitness: 23.0</text:p>
      <text:p text:style-name="P6">19-04-15 21:05:40<text:tab/>breed: 5<text:tab/>generation: 9900<text:tab/><text:tab/>mean fitness: 21.68<text:tab/>min fitness: 16.0<text:tab/>max fitness: 23.0</text:p>
      <text:p text:style-name="P6">19-04-15 21:05:59<text:tab/>breed: 5<text:tab/>generation: 10000<text:tab/><text:tab/>mean fitness: 21.81<text:tab/>min fitness: 16.0<text:tab/>max fitness: 23.0</text:p>
      <text:p text:style-name="P6">19-04-15 21:06:18<text:tab/>breed: 5<text:tab/>generation: 10100<text:tab/><text:tab/>mean fitness: 21.88<text:tab/>min fitness: 17.0<text:tab/>max fitness: 23.0</text:p>
      <text:p text:style-name="P6">19-04-15 21:06:37<text:tab/>breed: 5<text:tab/>generation: 10200<text:tab/><text:tab/>mean fitness: 21.99<text:tab/>min fitness: 15.0<text:tab/>max fitness: 23.0</text:p>
      <text:p text:style-name="P6">19-04-15 21:06:56<text:tab/>breed: 6<text:tab/>generation: 10300<text:tab/><text:tab/>mean fitness: 13.64<text:tab/>min fitness: 11.0<text:tab/>max fitness: 14.0</text:p>
      <text:p text:style-name="P6">19-04-15 21:07:15<text:tab/>breed: 6<text:tab/>generation: 10400<text:tab/><text:tab/>mean fitness: 16.46<text:tab/>min fitness: 12.0<text:tab/>max fitness: 17.0</text:p>
      <text:p text:style-name="P6">19-04-15 21:07:33<text:tab/>breed: 6<text:tab/>generation: 10500<text:tab/><text:tab/>mean fitness: 17.58<text:tab/>min fitness: 14.0<text:tab/>max fitness: 18.0</text:p>
      <text:p text:style-name="P6">19-04-15 21:07:52<text:tab/>breed: 6<text:tab/>generation: 10600<text:tab/><text:tab/>mean fitness: 17.35<text:tab/>min fitness: 13.0<text:tab/>max fitness: 18.0</text:p>
      <text:p text:style-name="P6">19-04-15 21:08:11<text:tab/>breed: 6<text:tab/>generation: 10700<text:tab/><text:tab/>mean fitness: 17.68<text:tab/>min fitness: 15.0<text:tab/>max fitness: 18.0</text:p>
      <text:p text:style-name="P6">19-04-15 21:08:30<text:tab/>breed: 6<text:tab/>generation: 10800<text:tab/><text:tab/>mean fitness: 17.29<text:tab/>min fitness: 11.0<text:tab/>max fitness: 18.0</text:p>
      <text:p text:style-name="P6">19-04-15 21:08:49<text:tab/>breed: 6<text:tab/>generation: 10900<text:tab/><text:tab/>mean fitness: 17.12<text:tab/>min fitness: 14.0<text:tab/>max fitness: 18.0</text:p>
      <text:p text:style-name="P6"><text:soft-page-break/>19-04-15 21:09:08<text:tab/>breed: 6<text:tab/>generation: 11000<text:tab/><text:tab/>mean fitness: 17.35<text:tab/>min fitness: 12.0<text:tab/>max fitness: 18.0</text:p>
      <text:p text:style-name="P6">19-04-15 21:09:26<text:tab/>breed: 6<text:tab/>generation: 11100<text:tab/><text:tab/>mean fitness: 17.09<text:tab/>min fitness: 13.0<text:tab/>max fitness: 18.0</text:p>
      <text:p text:style-name="P6">19-04-15 21:09:45<text:tab/>breed: 6<text:tab/>generation: 11200<text:tab/><text:tab/>mean fitness: 17.39<text:tab/>min fitness: 14.0<text:tab/>max fitness: 19.0</text:p>
      <text:p text:style-name="P6">19-04-15 21:10:04<text:tab/>breed: 6<text:tab/>generation: 11300<text:tab/><text:tab/>mean fitness: 19.41<text:tab/>min fitness: 13.0<text:tab/>max fitness: 20.0</text:p>
      <text:p text:style-name="P6">19-04-15 21:10:24<text:tab/>breed: 6<text:tab/>generation: 11400<text:tab/><text:tab/>mean fitness: 19.3<text:tab/>min fitness: 15.0<text:tab/>max fitness: 20.0</text:p>
      <text:p text:style-name="P6">19-04-15 21:10:43<text:tab/>breed: 6<text:tab/>generation: 11500<text:tab/><text:tab/>mean fitness: 19.2<text:tab/>min fitness: 14.0<text:tab/>max fitness: 20.0</text:p>
      <text:p text:style-name="P6">19-04-15 21:11:02<text:tab/>breed: 6<text:tab/>generation: 11600<text:tab/><text:tab/>mean fitness: 19.59<text:tab/>min fitness: 15.0<text:tab/>max fitness: 20.0</text:p>
      <text:p text:style-name="P6">19-04-15 21:11:21<text:tab/>breed: 6<text:tab/>generation: 11700<text:tab/><text:tab/>mean fitness: 19.11<text:tab/>min fitness: 16.0<text:tab/>max fitness: 20.0</text:p>
      <text:p text:style-name="P6">19-04-15 21:11:40<text:tab/>breed: 6<text:tab/>generation: 11800<text:tab/><text:tab/>mean fitness: 19.22<text:tab/>min fitness: 14.0<text:tab/>max fitness: 20.0</text:p>
      <text:p text:style-name="P6">19-04-15 21:11:58<text:tab/>breed: 6<text:tab/>generation: 11900<text:tab/><text:tab/>mean fitness: 19.2<text:tab/>min fitness: 14.0<text:tab/>max fitness: 20.0</text:p>
      <text:p text:style-name="P6">19-04-15 21:12:17<text:tab/>breed: 6<text:tab/>generation: 12000<text:tab/><text:tab/>mean fitness: 19.15<text:tab/>min fitness: 15.0<text:tab/>max fitness: 20.0</text:p>
      <text:p text:style-name="P6">19-04-15 21:12:36<text:tab/>breed: 6<text:tab/>generation: 12100<text:tab/><text:tab/>mean fitness: 19.15<text:tab/>min fitness: 15.0<text:tab/>max fitness: 20.0</text:p>
      <text:p text:style-name="P6">19-04-15 21:12:55<text:tab/>breed: 6<text:tab/>generation: 12200<text:tab/><text:tab/>mean fitness: 19.31<text:tab/>min fitness: 15.0<text:tab/>max fitness: 20.0</text:p>
      <text:p text:style-name="P6">19-04-15 21:13:14<text:tab/>breed: 7<text:tab/>generation: 12300<text:tab/><text:tab/>mean fitness: 12.97<text:tab/>min fitness: 10.0<text:tab/>max fitness: 15.0</text:p>
      <text:p text:style-name="P6">19-04-15 21:13:33<text:tab/>breed: 7<text:tab/>generation: 12400<text:tab/><text:tab/>mean fitness: 17.6<text:tab/>min fitness: 14.0<text:tab/>max fitness: 18.0</text:p>
      <text:p text:style-name="P6">19-04-15 21:13:52<text:tab/>breed: 7<text:tab/>generation: 12500<text:tab/><text:tab/>mean fitness: 17.01<text:tab/>min fitness: 14.0<text:tab/>max fitness: 18.0</text:p>
      <text:p text:style-name="P6">19-04-15 21:14:11<text:tab/>breed: 7<text:tab/>generation: 12600<text:tab/><text:tab/>mean fitness: 17.09<text:tab/>min fitness: 12.0<text:tab/>max fitness: 18.0</text:p>
      <text:p text:style-name="P6">19-04-15 21:14:29<text:tab/>breed: 7<text:tab/>generation: 12700<text:tab/><text:tab/>mean fitness: 19.93<text:tab/>min fitness: 15.0<text:tab/>max fitness: 21.0</text:p>
      <text:p text:style-name="P6">19-04-15 21:14:49<text:tab/>breed: 7<text:tab/>generation: 12800<text:tab/><text:tab/>mean fitness: 20.73<text:tab/>min fitness: 16.0<text:tab/>max fitness: 22.0</text:p>
      <text:p text:style-name="P6">19-04-15 21:15:08<text:tab/>breed: 7<text:tab/>generation: 12900<text:tab/><text:tab/>mean fitness: 20.86<text:tab/>min fitness: 16.0<text:tab/>max fitness: 22.0</text:p>
      <text:p text:style-name="P6">19-04-15 21:15:27<text:tab/>breed: 7<text:tab/>generation: 13000<text:tab/><text:tab/>mean fitness: 20.73<text:tab/>min fitness: 16.0<text:tab/>max fitness: 22.0</text:p>
      <text:p text:style-name="P6">19-04-15 21:15:46<text:tab/>breed: 7<text:tab/>generation: 13100<text:tab/><text:tab/>mean fitness: 20.7<text:tab/>min fitness: 16.0<text:tab/>max fitness: 22.0</text:p>
      <text:p text:style-name="P6">19-04-15 21:16:05<text:tab/>breed: 7<text:tab/>generation: 13200<text:tab/><text:tab/>mean fitness: 20.82<text:tab/>min fitness: 14.0<text:tab/>max fitness: 22.0</text:p>
      <text:p text:style-name="P6">19-04-15 21:16:25<text:tab/>breed: 7<text:tab/>generation: 13300<text:tab/><text:tab/>mean fitness: 20.91<text:tab/>min fitness: 15.0<text:tab/>max fitness: 22.0</text:p>
      <text:p text:style-name="P6"><text:soft-page-break/>19-04-15 21:16:44<text:tab/>breed: 7<text:tab/>generation: 13400<text:tab/><text:tab/>mean fitness: 21.31<text:tab/>min fitness: 17.0<text:tab/>max fitness: 22.0</text:p>
      <text:p text:style-name="P6">19-04-15 21:17:03<text:tab/>breed: 7<text:tab/>generation: 13500<text:tab/><text:tab/>mean fitness: 20.99<text:tab/>min fitness: 16.0<text:tab/>max fitness: 22.0</text:p>
      <text:p text:style-name="P6">19-04-15 21:17:22<text:tab/>breed: 7<text:tab/>generation: 13600<text:tab/><text:tab/>mean fitness: 21.11<text:tab/>min fitness: 16.0<text:tab/>max fitness: 22.0</text:p>
      <text:p text:style-name="P6">19-04-15 21:17:42<text:tab/>breed: 7<text:tab/>generation: 13700<text:tab/><text:tab/>mean fitness: 21.11<text:tab/>min fitness: 16.0<text:tab/>max fitness: 22.0</text:p>
      <text:p text:style-name="P6">19-04-15 21:18:01<text:tab/>breed: 8<text:tab/>generation: 13800<text:tab/><text:tab/>mean fitness: 10.89<text:tab/>min fitness: 9.0<text:tab/>max fitness: 12.0</text:p>
      <text:p text:style-name="P6">19-04-15 21:18:19<text:tab/>breed: 8<text:tab/>generation: 13900<text:tab/><text:tab/>mean fitness: 15.37<text:tab/>min fitness: 12.0<text:tab/>max fitness: 16.0</text:p>
      <text:p text:style-name="P6">19-04-15 21:18:38<text:tab/>breed: 8<text:tab/>generation: 14000<text:tab/><text:tab/>mean fitness: 16.2<text:tab/>min fitness: 13.0<text:tab/>max fitness: 17.0</text:p>
      <text:p text:style-name="P6">19-04-15 21:18:56<text:tab/>breed: 8<text:tab/>generation: 14100<text:tab/><text:tab/>mean fitness: 16.29<text:tab/>min fitness: 12.0<text:tab/>max fitness: 17.0</text:p>
      <text:p text:style-name="P6">19-04-15 21:19:15<text:tab/>breed: 8<text:tab/>generation: 14200<text:tab/><text:tab/>mean fitness: 16.3<text:tab/>min fitness: 13.0<text:tab/>max fitness: 17.0</text:p>
      <text:p text:style-name="P6">19-04-15 21:19:34<text:tab/>breed: 8<text:tab/>generation: 14300<text:tab/><text:tab/>mean fitness: 16.44<text:tab/>min fitness: 13.0<text:tab/>max fitness: 17.0</text:p>
      <text:p text:style-name="P6">19-04-15 21:19:53<text:tab/>breed: 8<text:tab/>generation: 14400<text:tab/><text:tab/>mean fitness: 16.37<text:tab/>min fitness: 12.0<text:tab/>max fitness: 17.0</text:p>
      <text:p text:style-name="P6">19-04-15 21:20:11<text:tab/>breed: 8<text:tab/>generation: 14500<text:tab/><text:tab/>mean fitness: 16.64<text:tab/>min fitness: 14.0<text:tab/>max fitness: 17.0</text:p>
      <text:p text:style-name="P6">19-04-15 21:20:30<text:tab/>breed: 8<text:tab/>generation: 14600<text:tab/><text:tab/>mean fitness: 16.49<text:tab/>min fitness: 13.0<text:tab/>max fitness: 17.0</text:p>
      <text:p text:style-name="P6">19-04-15 21:20:49<text:tab/>breed: 8<text:tab/>generation: 14700<text:tab/><text:tab/>mean fitness: 16.52<text:tab/>min fitness: 12.0<text:tab/>max fitness: 17.0</text:p>
      <text:p text:style-name="P6">19-04-15 21:21:08<text:tab/>breed: 8<text:tab/>generation: 14800<text:tab/><text:tab/>mean fitness: 16.23<text:tab/>min fitness: 12.0<text:tab/>max fitness: 17.0</text:p>
      <text:p text:style-name="P6">19-04-15 21:21:27<text:tab/>breed: 8<text:tab/>generation: 14900<text:tab/><text:tab/>mean fitness: 16.34<text:tab/>min fitness: 13.0<text:tab/>max fitness: 17.0</text:p>
      <text:p text:style-name="P6">19-04-15 21:21:45<text:tab/>breed: 9<text:tab/>generation: 15000<text:tab/><text:tab/>mean fitness: 11.87<text:tab/>min fitness: 10.0<text:tab/>max fitness: 12.0</text:p>
      <text:p text:style-name="P6">19-04-15 21:22:04<text:tab/>breed: 9<text:tab/>generation: 15100<text:tab/><text:tab/>mean fitness: 14.59<text:tab/>min fitness: 12.0<text:tab/>max fitness: 15.0</text:p>
      <text:p text:style-name="P6">19-04-15 21:22:22<text:tab/>breed: 9<text:tab/>generation: 15200<text:tab/><text:tab/>mean fitness: 15.69<text:tab/>min fitness: 13.0<text:tab/>max fitness: 16.0</text:p>
      <text:p text:style-name="P6">19-04-15 21:22:41<text:tab/>breed: 9<text:tab/>generation: 15300<text:tab/><text:tab/>mean fitness: 17.46<text:tab/>min fitness: 14.0<text:tab/>max fitness: 18.0</text:p>
      <text:p text:style-name="P6">19-04-15 21:23:00<text:tab/>breed: 9<text:tab/>generation: 15400<text:tab/><text:tab/>mean fitness: 17.65<text:tab/>min fitness: 14.0<text:tab/>max fitness: 19.0</text:p>
      <text:p text:style-name="P6">19-04-15 21:23:19<text:tab/>breed: 9<text:tab/>generation: 15500<text:tab/><text:tab/>mean fitness: 18.16<text:tab/>min fitness: 13.0<text:tab/>max fitness: 19.0</text:p>
      <text:p text:style-name="P6">19-04-15 21:23:38<text:tab/>breed: 9<text:tab/>generation: 15600<text:tab/><text:tab/>mean fitness: 18.46<text:tab/>min fitness: 15.0<text:tab/>max fitness: 19.0</text:p>
      <text:p text:style-name="P6">19-04-15 21:23:57<text:tab/>breed: 9<text:tab/>generation: 15700<text:tab/><text:tab/>mean fitness: 18.19<text:tab/>min fitness: 14.0<text:tab/>max fitness: 19.0</text:p>
      <text:p text:style-name="P6"><text:soft-page-break/>19-04-15 21:24:16<text:tab/>breed: 9<text:tab/>generation: 15800<text:tab/><text:tab/>mean fitness: 18.37<text:tab/>min fitness: 13.0<text:tab/>max fitness: 19.0</text:p>
      <text:p text:style-name="P6">19-04-15 21:24:35<text:tab/>breed: 9<text:tab/>generation: 15900<text:tab/><text:tab/>mean fitness: 18.37<text:tab/>min fitness: 15.0<text:tab/>max fitness: 19.0</text:p>
      <text:p text:style-name="P6">19-04-15 21:24:54<text:tab/>breed: 9<text:tab/>generation: 16000<text:tab/><text:tab/>mean fitness: 18.45<text:tab/>min fitness: 14.0<text:tab/>max fitness: 19.0</text:p>
      <text:p text:style-name="P6">19-04-15 21:25:13<text:tab/>breed: 9<text:tab/>generation: 16100<text:tab/><text:tab/>mean fitness: 18.18<text:tab/>min fitness: 13.0<text:tab/>max fitness: 19.0</text:p>
      <text:p text:style-name="P6">19-04-15 21:25:31<text:tab/>breed: 9<text:tab/>generation: 16200<text:tab/><text:tab/>mean fitness: 18.28<text:tab/>min fitness: 13.0<text:tab/>max fitness: 19.0</text:p>
      <text:p text:style-name="P6">19-04-15 21:25:50<text:tab/>breed: 9<text:tab/>generation: 16300<text:tab/><text:tab/>mean fitness: 19.19<text:tab/>min fitness: 15.0<text:tab/>max fitness: 20.0</text:p>
      <text:p text:style-name="P6">19-04-15 21:26:09<text:tab/>breed: 9<text:tab/>generation: 16400<text:tab/><text:tab/>mean fitness: 19.0<text:tab/>min fitness: 15.0<text:tab/>max fitness: 20.0</text:p>
      <text:p text:style-name="P6">19-04-15 21:26:29<text:tab/>breed: 9<text:tab/>generation: 16500<text:tab/><text:tab/>mean fitness: 19.41<text:tab/>min fitness: 16.0<text:tab/>max fitness: 20.0</text:p>
      <text:p text:style-name="P6">19-04-15 21:26:48<text:tab/>breed: 9<text:tab/>generation: 16600<text:tab/><text:tab/>mean fitness: 19.24<text:tab/>min fitness: 14.0<text:tab/>max fitness: 20.0</text:p>
      <text:p text:style-name="P6">19-04-15 21:27:07<text:tab/>breed: 9<text:tab/>generation: 16700<text:tab/><text:tab/>mean fitness: 18.83<text:tab/>min fitness: 15.0<text:tab/>max fitness: 20.0</text:p>
      <text:p text:style-name="P6">19-04-15 21:27:26<text:tab/>breed: 9<text:tab/>generation: 16800<text:tab/><text:tab/>mean fitness: 19.31<text:tab/>min fitness: 15.0<text:tab/>max fitness: 20.0</text:p>
      <text:p text:style-name="P6">19-04-15 21:27:45<text:tab/>breed: 9<text:tab/>generation: 16900<text:tab/><text:tab/>mean fitness: 18.97<text:tab/>min fitness: 16.0<text:tab/>max fitness: 20.0</text:p>
      <text:p text:style-name="P6">19-04-15 21:28:04<text:tab/>breed: 9<text:tab/>generation: 17000<text:tab/><text:tab/>mean fitness: 19.27<text:tab/>min fitness: 15.0<text:tab/>max fitness: 20.0</text:p>
      <text:p text:style-name="P6">19-04-15 21:28:23<text:tab/>breed: 9<text:tab/>generation: 17100<text:tab/><text:tab/>mean fitness: 19.21<text:tab/>min fitness: 15.0<text:tab/>max fitness: 20.0</text:p>
      <text:p text:style-name="P6">19-04-15 21:28:42<text:tab/>breed: 9<text:tab/>generation: 17200<text:tab/><text:tab/>mean fitness: 18.89<text:tab/>min fitness: 14.0<text:tab/>max fitness: 20.0</text:p>
      <text:p text:style-name="P6">19-04-15 21:29:01<text:tab/>breed: 10<text:tab/>generation: 17300<text:tab/><text:tab/>mean fitness: 22.1<text:tab/>min fitness: 18.0<text:tab/>max fitness: 23.0</text:p>
      <text:p text:style-name="P6">19-04-15 21:29:20<text:tab/>breed: 10<text:tab/>generation: 17400<text:tab/><text:tab/>mean fitness: 21.73<text:tab/>min fitness: 15.0<text:tab/>max fitness: 23.0</text:p>
      <text:p text:style-name="P6">19-04-15 21:29:39<text:tab/>breed: 10<text:tab/>generation: 17500<text:tab/><text:tab/>mean fitness: 21.96<text:tab/>min fitness: 17.0<text:tab/>max fitness: 23.0</text:p>
      <text:p text:style-name="P6">19-04-15 21:29:59<text:tab/>breed: 10<text:tab/>generation: 17600<text:tab/><text:tab/>mean fitness: 21.65<text:tab/>min fitness: 16.0<text:tab/>max fitness: 23.0</text:p>
      <text:p text:style-name="P6">19-04-15 21:30:18<text:tab/>breed: 10<text:tab/>generation: 17700<text:tab/><text:tab/>mean fitness: 21.94<text:tab/>min fitness: 16.0<text:tab/>max fitness: 23.0</text:p>
      <text:p text:style-name="P6">19-04-15 21:30:37<text:tab/>breed: 10<text:tab/>generation: 17800<text:tab/><text:tab/>mean fitness: 21.94<text:tab/>min fitness: 17.0<text:tab/>max fitness: 23.0</text:p>
      <text:p text:style-name="P6">19-04-15 21:30:56<text:tab/>breed: 10<text:tab/>generation: 17900<text:tab/><text:tab/>mean fitness: 22.06<text:tab/>min fitness: 17.0<text:tab/>max fitness: 23.0</text:p>
      <text:p text:style-name="P6">19-04-15 21:31:15<text:tab/>breed: 10<text:tab/>generation: 18000<text:tab/><text:tab/>mean fitness: 21.97<text:tab/>min fitness: 14.0<text:tab/>max fitness: 23.0</text:p>
      <text:p text:style-name="P6">19-04-15 21:31:34<text:tab/>breed: 10<text:tab/>generation: 18100<text:tab/><text:tab/>mean fitness: 21.14<text:tab/>min fitness: 15.0<text:tab/>max fitness: 23.0</text:p>
      <text:p text:style-name="P6"><text:soft-page-break/>19-04-15 21:31:53<text:tab/>breed: 10<text:tab/>generation: 18200<text:tab/><text:tab/>mean fitness: 21.9<text:tab/>min fitness: 18.0<text:tab/>max fitness: 23.0</text:p>
      <text:p text:style-name="P6">[[7 2 5 4 8 9 6 1 3]</text:p>
      <text:p text:style-name="P6"><text:s/>[6 4 1 2 5 3 8 7 9]</text:p>
      <text:p text:style-name="P6"><text:s/>[8 3 9 6 1 7 5 4 2]</text:p>
      <text:p text:style-name="P6"><text:s/>[1 5 2 6 4 9 3 7 8]</text:p>
      <text:p text:style-name="P6"><text:s/>[3 8 7 1 2 5 9 4 6]</text:p>
      <text:p text:style-name="P6"><text:s/>[4 9 6 7 3 8 1 2 5]</text:p>
      <text:p text:style-name="P6"><text:s/>[9 1 4 8 6 3 5 2 7]</text:p>
      <text:p text:style-name="P6"><text:s/>[2 7 3 1 9 5 6 8 4]</text:p>
      <text:p text:style-name="P6"><text:s/>[5 6 8 2 7 4 9 3 1]]</text:p>
      <text:p text:style-name="P6">Number of calls to fitness function: 1821200</text:p>
      <text:p text:style-name="P6"/>
      <text:p text:style-name="P6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achlieli CLM1" svg:font-family="'Nachlieli CLM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8:25:52.430045384</meta:creation-date>
    <dc:date>2019-04-15T23:07:56.815699478</dc:date>
    <meta:editing-duration>PT3H29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9" meta:paragraph-count="211" meta:word-count="2966" meta:character-count="19166" meta:non-whitespace-character-count="16217"/>
  </office:meta>
</office:document-meta>
</file>